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Inventory.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42.14mm"/>
    </style:style>
    <style:style style:name="co2" style:family="table-column">
      <style:table-column-properties fo:break-before="auto" style:column-width="28.84mm"/>
    </style:style>
    <style:style style:name="co3" style:family="table-column">
      <style:table-column-properties fo:break-before="auto" style:column-width="31.94mm"/>
    </style:style>
    <style:style style:name="co4" style:family="table-column">
      <style:table-column-properties fo:break-before="auto" style:column-width="22.58mm"/>
    </style:style>
    <style:style style:name="co5" style:family="table-column">
      <style:table-column-properties fo:break-before="auto" style:column-width="30.57mm"/>
    </style:style>
    <style:style style:name="co6" style:family="table-column">
      <style:table-column-properties fo:break-before="auto" style:column-width="16.3mm"/>
    </style:style>
    <style:style style:name="co7" style:family="table-column">
      <style:table-column-properties fo:break-before="auto" style:column-width="30.8mm"/>
    </style:style>
    <style:style style:name="co8" style:family="table-column">
      <style:table-column-properties fo:break-before="auto" style:column-width="28.26mm"/>
    </style:style>
    <style:style style:name="co9" style:family="table-column">
      <style:table-column-properties fo:break-before="auto" style:column-width="33.51mm"/>
    </style:style>
    <style:style style:name="co10" style:family="table-column">
      <style:table-column-properties fo:break-before="auto" style:column-width="47.85mm"/>
    </style:style>
    <style:style style:name="ro1" style:family="table-row">
      <style:table-row-properties style:row-height="4.52mm" fo:break-before="auto" style:use-optimal-row-height="true"/>
    </style:style>
    <style:style style:name="ro2" style:family="table-row">
      <style:table-row-properties style:row-height="14.46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center" fo:margin-left="0mm"/>
    </style:style>
    <style:style style:name="ce3" style:family="table-cell" style:parent-style-name="Default">
      <style:table-cell-properties style:text-align-source="fix" style:repeat-content="false" style:vertical-align="middle"/>
      <style:paragraph-properties fo:text-align="center" fo:margin-left="0mm"/>
    </style:style>
    <style:style style:name="ce4" style:family="table-cell" style:parent-style-name="Default" style:data-style-name="N109">
      <style:table-cell-properties style:text-align-source="fix" style:repeat-content="false" style:vertical-align="middle"/>
      <style:paragraph-properties fo:text-align="center" fo:margin-left="0mm"/>
    </style:style>
    <style:style style:name="ce7" style:family="table-cell" style:parent-style-name="Default" style:data-style-name="N100">
      <style:table-cell-properties style:text-align-source="fix" style:repeat-content="false" style:vertical-align="middle"/>
      <style:paragraph-properties fo:text-align="center" fo:margin-left="0mm"/>
    </style:style>
    <style:style style:name="P1" style:family="paragraph">
      <style:paragraph-properties fo:text-align="center"/>
      <style:text-properties fo:font-size="12pt"/>
    </style:style>
  </office:automatic-styles>
  <office:body>
    <office:spreadsheet>
      <table:calculation-settings table:automatic-find-labels="false" table:use-regular-expressions="false" table:use-wildcards="true"/>
      <table:content-validations>
        <table:content-validation table:name="val1" table:condition="of:cell-content-is-in-list(&quot;Inspect&quot;;&quot;A1&quot;;&quot;A2&quot;;&quot;A3&quot;;&quot;A4&quot;;&quot;A5&quot;;&quot;B1&quot;;&quot;B2&quot;;&quot;B3&quot;;&quot;B4&quot;;&quot;B5&quot;;&quot;C1&quot;;&quot;C2&quot;;&quot;C3&quot;;&quot;C4&quot;;&quot;C5&quot;;&quot;D1&quot;;&quot;D2&quot;;&quot;D3&quot;;&quot;D4&quot;;&quot;D5&quot;;&quot;E1&quot;;&quot;E2&quot;;&quot;E3&quot;;&quot;E4&quot;;&quot;E5&quot;;&quot;F1&quot;;&quot;F2&quot;;&quot;F3&quot;;&quot;F4&quot;)" table:allow-empty-cell="true" table:display-list="unsorted" table:base-cell-address="Search.C2">
          <table:error-message table:message-type="stop" table:display="true"/>
        </table:content-validation>
      </table:content-validations>
      <table:table table:name="Search"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Add / Move / Inspect" form:tab-index="2" office:target-frame=""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Inventory.Main?language=Basic&amp;location=document" xlink:type="simple"/>
              </office:event-listeners>
            </form:button>
          </form:form>
        </office:forms>
        <table:shapes>
          <draw:control draw:z-index="0" draw:text-style-name="P1" svg:width="46.06mm" svg:height="14.58mm" svg:x="106.76mm" svg:y="4.48mm" draw:control="control1"/>
        </table:shapes>
        <table:table-column table:style-name="co1" table:default-cell-style-name="ce1"/>
        <table:table-column table:style-name="co2" table:default-cell-style-name="ce1"/>
        <table:table-column table:style-name="co3" table:default-cell-style-name="ce1"/>
        <table:table-column table:style-name="co4" table:default-cell-style-name="Default"/>
        <table:table-column table:style-name="co5" table:default-cell-style-name="Default"/>
        <table:table-row table:style-name="ro1">
          <table:table-cell office:value-type="string" calcext:value-type="string">
            <text:p>Batch ID</text:p>
          </table:table-cell>
          <table:table-cell office:value-type="string" calcext:value-type="string">
            <text:p>Current Location</text:p>
          </table:table-cell>
          <table:table-cell office:value-type="string" calcext:value-type="string">
            <text:p>Move To</text:p>
          </table:table-cell>
          <table:table-cell table:number-columns-repeated="2"/>
        </table:table-row>
        <table:table-row table:style-name="ro2">
          <table:table-cell table:style-name="ce3"/>
          <table:table-cell table:style-name="ce3" table:formula="of:=VLOOKUP([.A2];[$InventoryList.A$1:.C$1048576];2;0)" office:value-type="string" office:string-value="" calcext:value-type="error">
            <text:p>#N/A</text:p>
          </table:table-cell>
          <table:table-cell table:style-name="ce3" table:content-validation-name="val1" office:value-type="string" calcext:value-type="string">
            <text:p>INSPECT</text:p>
          </table:table-cell>
          <table:table-cell table:number-columns-repeated="2"/>
        </table:table-row>
      </table:table>
      <table:table table:name="InventoryList" table:style-name="ta1">
        <office:forms form:automatic-focus="false" form:apply-design-mode="false"/>
        <table:table-column table:style-name="co6" table:default-cell-style-name="ce3"/>
        <table:table-column table:style-name="co2" table:default-cell-style-name="ce3"/>
        <table:table-column table:style-name="co2" table:default-cell-style-name="ce4"/>
        <table:table-column table:style-name="co7" table:default-cell-style-name="ce3"/>
        <table:table-column table:style-name="co8" table:default-cell-style-name="ce4"/>
        <table:table-column table:style-name="co4" table:number-columns-repeated="1019" table:default-cell-style-name="ce3"/>
        <table:table-row table:style-name="ro1">
          <table:table-cell office:value-type="string" calcext:value-type="string">
            <text:p>Batch ID</text:p>
          </table:table-cell>
          <table:table-cell office:value-type="string" calcext:value-type="string">
            <text:p>Current Location</text:p>
          </table:table-cell>
          <table:table-cell office:value-type="string" calcext:value-type="string">
            <text:p>Date Received</text:p>
          </table:table-cell>
          <table:table-cell office:value-type="string" calcext:value-type="string">
            <text:p>Previous Location</text:p>
          </table:table-cell>
          <table:table-cell office:value-type="string" calcext:value-type="string">
            <text:p>Date Moved</text:p>
          </table:table-cell>
          <table:table-cell table:number-columns-repeated="1019"/>
        </table:table-row>
        <table:table-row table:style-name="ro1">
          <table:table-cell office:value-type="float" office:value="765432" calcext:value-type="float">
            <text:p>765432</text:p>
          </table:table-cell>
          <table:table-cell office:value-type="string" calcext:value-type="string">
            <text:p>A1</text:p>
          </table:table-cell>
          <table:table-cell office:value-type="date" office:date-value="2019-04-02T20:23:41" calcext:value-type="date">
            <text:p>02-Apr-19 20:23</text:p>
          </table:table-cell>
          <table:table-cell table:number-columns-repeated="1021"/>
        </table:table-row>
        <table:table-row table:style-name="ro1">
          <table:table-cell office:value-type="float" office:value="876543" calcext:value-type="float">
            <text:p>876543</text:p>
          </table:table-cell>
          <table:table-cell office:value-type="string" calcext:value-type="string">
            <text:p>A1</text:p>
          </table:table-cell>
          <table:table-cell office:value-type="date" office:date-value="2019-04-02T20:23:57" calcext:value-type="date">
            <text:p>02-Apr-19 20:23</text:p>
          </table:table-cell>
          <table:table-cell table:number-columns-repeated="1021"/>
        </table:table-row>
        <table:table-row table:style-name="ro1">
          <table:table-cell office:value-type="float" office:value="432567" calcext:value-type="float">
            <text:p>432567</text:p>
          </table:table-cell>
          <table:table-cell office:value-type="string" calcext:value-type="string">
            <text:p>B1</text:p>
          </table:table-cell>
          <table:table-cell office:value-type="date" office:date-value="2019-04-02T20:24:25" calcext:value-type="date">
            <text:p>02-Apr-19 20:24</text:p>
          </table:table-cell>
          <table:table-cell table:number-columns-repeated="1021"/>
        </table:table-row>
        <table:table-row table:style-name="ro1">
          <table:table-cell office:value-type="float" office:value="143256" calcext:value-type="float">
            <text:p>143256</text:p>
          </table:table-cell>
          <table:table-cell office:value-type="string" calcext:value-type="string">
            <text:p>A1</text:p>
          </table:table-cell>
          <table:table-cell office:value-type="date" office:date-value="2019-04-03T00:07:14" calcext:value-type="date">
            <text:p>03-Apr-19 00:07</text:p>
          </table:table-cell>
          <table:table-cell table:number-columns-repeated="1021"/>
        </table:table-row>
        <table:table-row table:style-name="ro1">
          <table:table-cell office:value-type="float" office:value="142890" calcext:value-type="float">
            <text:p>142890</text:p>
          </table:table-cell>
          <table:table-cell office:value-type="string" calcext:value-type="string">
            <text:p>A3</text:p>
          </table:table-cell>
          <table:table-cell office:value-type="date" office:date-value="2019-04-03T00:08:24" calcext:value-type="date">
            <text:p>03-Apr-19 00:08</text:p>
          </table:table-cell>
          <table:table-cell table:number-columns-repeated="1021"/>
        </table:table-row>
        <table:table-row table:style-name="ro1" table:number-rows-repeated="1048569">
          <table:table-cell table:number-columns-repeated="1024"/>
        </table:table-row>
        <table:table-row table:style-name="ro1">
          <table:table-cell table:number-columns-repeated="1024"/>
        </table:table-row>
      </table:table>
      <table:table table:name="Inspected" table:style-name="ta1">
        <office:forms form:automatic-focus="false" form:apply-design-mode="false"/>
        <table:table-column table:style-name="co4" table:default-cell-style-name="ce3"/>
        <table:table-column table:style-name="co7" table:default-cell-style-name="ce3"/>
        <table:table-column table:style-name="co9" table:default-cell-style-name="ce4"/>
        <table:table-column table:style-name="co10" table:default-cell-style-name="ce4"/>
        <table:table-column table:style-name="co4" table:number-columns-repeated="1020" table:default-cell-style-name="ce3"/>
        <table:table-row table:style-name="ro1">
          <table:table-cell office:value-type="string" calcext:value-type="string">
            <text:p>Batch ID</text:p>
          </table:table-cell>
          <table:table-cell office:value-type="string" calcext:value-type="string">
            <text:p>Previous Location</text:p>
          </table:table-cell>
          <table:table-cell office:value-type="string" calcext:value-type="string">
            <text:p>Date Received</text:p>
          </table:table-cell>
          <table:table-cell office:value-type="string" calcext:value-type="string">
            <text:p>Date Prepared for Inspection</text:p>
          </table:table-cell>
          <table:table-cell table:number-columns-repeated="1020"/>
        </table:table-row>
        <table:table-row table:style-name="ro1">
          <table:table-cell office:value-type="float" office:value="654321" calcext:value-type="float">
            <text:p>654321</text:p>
          </table:table-cell>
          <table:table-cell office:value-type="string" calcext:value-type="string">
            <text:p>DIRECT</text:p>
          </table:table-cell>
          <table:table-cell office:value-type="date" office:date-value="2019-04-03T00:06:40" calcext:value-type="date">
            <text:p>03-Apr-19 00:06</text:p>
          </table:table-cell>
          <table:table-cell office:value-type="string" calcext:value-type="string">
            <text:p>03/04/2019 00:06:40</text:p>
          </table:table-cell>
          <table:table-cell table:number-columns-repeated="1020"/>
        </table:table-row>
        <table:table-row table:style-name="ro1">
          <table:table-cell office:value-type="float" office:value="123456" calcext:value-type="float">
            <text:p>123456</text:p>
          </table:table-cell>
          <table:table-cell office:value-type="string" calcext:value-type="string">
            <text:p>DIRECT</text:p>
          </table:table-cell>
          <table:table-cell office:value-type="date" office:date-value="2019-04-03T19:20:30" calcext:value-type="date">
            <text:p>03-Apr-19 19:20</text:p>
          </table:table-cell>
          <table:table-cell table:style-name="ce7" office:value-type="string" calcext:value-type="string">
            <text:p>03/04/2019 19:20:30</text:p>
          </table:table-cell>
          <table:table-cell table:number-columns-repeated="1020"/>
        </table:table-row>
        <table:table-row table:style-name="ro1">
          <table:table-cell office:value-type="float" office:value="345678" calcext:value-type="float">
            <text:p>345678</text:p>
          </table:table-cell>
          <table:table-cell office:value-type="string" calcext:value-type="string">
            <text:p>DIRECT</text:p>
          </table:table-cell>
          <table:table-cell office:value-type="date" office:date-value="2019-04-02T23:58:29" calcext:value-type="date">
            <text:p>02-Apr-19 23:58</text:p>
          </table:table-cell>
          <table:table-cell office:value-type="string" calcext:value-type="string">
            <text:p>02/04/2019 23:58:29</text:p>
          </table:table-cell>
          <table:table-cell table:number-columns-repeated="1020"/>
        </table:table-row>
        <table:table-row table:style-name="ro1">
          <table:table-cell office:value-type="float" office:value="234567" calcext:value-type="float">
            <text:p>234567</text:p>
          </table:table-cell>
          <table:table-cell office:value-type="string" calcext:value-type="string">
            <text:p>DIRECT</text:p>
          </table:table-cell>
          <table:table-cell office:value-type="date" office:date-value="2019-04-03T00:03:41" calcext:value-type="date">
            <text:p>03-Apr-19 00:03</text:p>
          </table:table-cell>
          <table:table-cell office:value-type="string" calcext:value-type="string">
            <text:p>03/04/2019 00:03:41</text:p>
          </table:table-cell>
          <table:table-cell table:number-columns-repeated="1020"/>
        </table:table-row>
        <table:table-row table:style-name="ro1">
          <table:table-cell office:value-type="float" office:value="142356" calcext:value-type="float">
            <text:p>142356</text:p>
          </table:table-cell>
          <table:table-cell office:value-type="string" calcext:value-type="string">
            <text:p>A1</text:p>
          </table:table-cell>
          <table:table-cell office:value-type="date" office:date-value="2019-04-02T20:16:45" calcext:value-type="date">
            <text:p>02-Apr-19 20:16</text:p>
          </table:table-cell>
          <table:table-cell office:value-type="string" calcext:value-type="string">
            <text:p>03/04/2019 00:06:23</text:p>
          </table:table-cell>
          <table:table-cell table:number-columns-repeated="1020"/>
        </table:table-row>
        <table:table-row table:style-name="ro1">
          <table:table-cell office:value-type="float" office:value="145378" calcext:value-type="float">
            <text:p>145378</text:p>
          </table:table-cell>
          <table:table-cell office:value-type="string" calcext:value-type="string">
            <text:p>A3</text:p>
          </table:table-cell>
          <table:table-cell office:value-type="date" office:date-value="2019-04-03T00:12:02" calcext:value-type="date">
            <text:p>03-Apr-19 00:12</text:p>
          </table:table-cell>
          <table:table-cell office:value-type="string" calcext:value-type="string">
            <text:p>03/04/2019 00:15:48</text:p>
          </table:table-cell>
          <table:table-cell table:number-columns-repeated="1020"/>
        </table:table-row>
        <table:table-row table:style-name="ro1">
          <table:table-cell office:value-type="float" office:value="656123" calcext:value-type="float">
            <text:p>656123</text:p>
          </table:table-cell>
          <table:table-cell office:value-type="string" calcext:value-type="string">
            <text:p>A5</text:p>
          </table:table-cell>
          <table:table-cell office:value-type="date" office:date-value="2019-04-03T00:17:34" calcext:value-type="date">
            <text:p>03-Apr-19 00:17</text:p>
          </table:table-cell>
          <table:table-cell table:style-name="ce7" office:value-type="string" calcext:value-type="string">
            <text:p>03/04/2019 00:17:48</text:p>
          </table:table-cell>
          <table:table-cell table:number-columns-repeated="1020"/>
        </table:table-row>
        <table:table-row table:style-name="ro1">
          <table:table-cell office:value-type="float" office:value="213456" calcext:value-type="float">
            <text:p>213456</text:p>
          </table:table-cell>
          <table:table-cell office:value-type="string" calcext:value-type="string">
            <text:p>DIRECT</text:p>
          </table:table-cell>
          <table:table-cell office:value-type="date" office:date-value="2019-04-03T19:25:06" calcext:value-type="date">
            <text:p>03-Apr-19 19:25</text:p>
          </table:table-cell>
          <table:table-cell table:style-name="ce7" office:value-type="string" calcext:value-type="string">
            <text:p>03/04/2019 19:25:06</text:p>
          </table:table-cell>
          <table:table-cell table:number-columns-repeated="1020"/>
        </table:table-row>
        <table:table-row table:style-name="ro1" table:number-rows-repeated="104856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mm"/>
      <style:text-properties style:font-name="Liberation Sans" fo:language="en" fo:country="AU" style:font-name-asian="PingFang SC" style:language-asian="zh" style:country-asian="CN" style:font-name-complex="Arial Unicode M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AU"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date-style style:name="N109">
      <number:day number:style="long"/>
      <number:text>-</number:text>
      <number:month number:textual="true"/>
      <number:text>-</number:text>
      <number:year/>
      <number:text> </number:text>
      <number:hours number:style="long"/>
      <number:text>:</number:text>
      <number:minutes number:style="long"/>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03">00/00/0000</text:date>, <text:time style:data-style-name="N2" text:time-value="19:18:26.31422541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30T20:57:06.450460256</meta:creation-date>
    <dc:date>2019-04-03T19:25:20.641674032</dc:date>
    <meta:editing-duration>PT1H49M19S</meta:editing-duration>
    <meta:editing-cycles>18</meta:editing-cycles>
    <meta:generator>LibreOffice/6.2.0.3$MacOSX_X86_64 LibreOffice_project/98c6a8a1c6c7b144ce3cc729e34964b47ce25d62</meta:generator>
    <meta:document-statistic meta:table-count="3" meta:cell-count="61" meta:object-count="1"/>
  </office:meta>
</office:document-meta>
</file>

<file path=Basic/Standard/Inventory.xml><?xml version="1.0" encoding="utf-8"?>
<!DOCTYPE module  PUBLIC '-//OpenOffice.org//DTD OfficeDocument 1.0//EN'  'module.dtd'>
<script:module xmlns:script="http://openoffice.org/2000/script" script:name="Inventory" script:language="StarBasic">REM  *****  BASIC  *****

Option Explicit

Sub Main



dim searchId as object
Dim addInventory as Object
dim temp as String
dim batchId as long
Dim pointer as Long
dim currentLocation as string
dim moveTo as String
dim currentDate as date
dim sheet as object
dim mySheet as object
dim document as object

'Declare document as current application
	document = ThisComponent

'Selecting/Activating worksheet, 'Search' 
	mySheet = document.Sheets.getByName("Search")
	document.CurrentController.ActiveSheet = mySheet


'Recording the values from the active cell into the variables
    batchId = mySheet.getCellRangeByName("A2").value
    currentLocation = mySheet.getCellRangeByName("B2").string
    moveTo = UCASE(mySheet.getCellRangeByName("C2").string)
    mySheet.getCellRangeByName("C2").string = moveTo
    
    currentDate = now()

 if isnumeric(batchId)= True and Len(batchId) = 6 and currentLocation = "#N/A" and moveTo &lt;&gt; "" and moveTo &lt;&gt; "INSPECT" then
 	addToInventoryList(batchId, moveTo,currentDate)     
 elseif isnumeric(batchId)= True and Len(batchId) = 6 and currentLocation &lt;&gt; "#N/A" and currentLocation&lt;&gt;moveTo and moveTo &lt;&gt; "" and moveTo &lt;&gt; "INSPECT" then 
	changeLocation(batchId, moveTo,currentDate, currentLocation)
 elseif isnumeric(batchId)= True and Len(batchId) = 6 and currentLocation&lt;&gt;moveTo and moveTo = "INSPECT" then 	
	if currentLocation = "#N/A" then
		currentLocation = "DIRECT"
	Endif
	moveToInspection(batchId, moveTo,currentDate, currentLocation)

 Endif
    

   


End Sub

Function addToInventoryList(batchId, moveTo,currentDate)
	
	 dim mySheet as object
     dim document as object
     dim pointer as long
     dim temp as string

'Declare document as current application
	document = ThisComponent
		'Selecting worksheet 'InventoryList'
		mySheet = document.Sheets.getByName("InventoryList")
		document.CurrentController.ActiveSheet = mySheet
	
	'Selecting first cell
   		pointer = 0
   		temp = mySheet.getCellByPosition(0, pointer).string	
	
	

    	While temp &lt;&gt; ""
        	pointer = pointer + 1
        	temp = mySheet.getCellByPosition(0, pointer).string	
    	Wend
	'Saving the recorded data into the respective cells
		mySheet.getCellByPosition(0, pointer).value = batchId
		mySheet.getCellByPosition(1, pointer).string = moveTo
		mySheet.getCellByPosition(2, pointer).value = currentDate
		
	'Selecting/Activating worksheet, 'Search' 
	mySheet = document.Sheets.getByName("Search")
	document.CurrentController.ActiveSheet = mySheet
	mySheet.getCellRangeByName("C2").string = ""  ' Clear cell C2.

    'Alert user as operation had been done
    msgbox("Done!")
	
End Function
    
    
Function changeLocation(batchId, moveTo,currentDate, currentLocation)
	
	 dim mySheet as object
     dim document as object
     dim pointer as long
     dim temp as Long

'Declare document as current application
	document = ThisComponent
		'Selecting worksheet 'InventoryList'
		mySheet = document.Sheets.getByName("InventoryList")
		document.CurrentController.ActiveSheet = mySheet
	
	'Selecting first cell
   		pointer = 1
   		temp = mySheet.getCellByPosition(0, pointer).value
	
	

    	While temp &lt;&gt; batchID
        	pointer = pointer + 1
        	temp = mySheet.getCellByPosition(0, pointer).string	
    	Wend
	'Saving the recorded data into the respective cells
		mySheet.getCellByPosition(0, pointer).value = batchId
		mySheet.getCellByPosition(1, pointer).string = moveTo
		mySheet.getCellByPosition(4, pointer).value = currentDate
		mySheet.getCellByPosition(3, pointer).string = currentLocation
	
	'Selecting/Activating worksheet, 'Search' 
	mySheet = document.Sheets.getByName("Search")
	document.CurrentController.ActiveSheet = mySheet
	mySheet.getCellRangeByName("C2").string = ""  ' Clear cell C2.
	
	'Alert user as operation had been done
    msgbox("Done!")
	
End Function
    
    
Function moveToInspection(batchId, moveTo,currentDate, currentLocation)
    
    dim mySheet as object
    dim document as object
    dim pointer as Long
    dim temp as Long
    dim oRow as Variant
    dim dateReceived as Date
    
    'Declare document as current application
	document = ThisComponent
	'Selecting worksheet 'InventoryList'
	mySheet = document.Sheets.getByName("InventoryList")
	document.CurrentController.ActiveSheet = mySheet
	
	'Selecting first cell
   	pointer = 1
   	temp = mySheet.getCellByPosition(0, pointer).value
	

    While temp &lt;&gt; batchID and temp &lt;&gt; 0
        pointer = pointer + 1
       	temp = mySheet.getCellByPosition(0, pointer).value
   	Wend
   	
   	if temp &lt;&gt; 0 then 'If batchID is found		
   		batchId = mySheet.getCellByPosition(0, pointer).value 
		currentLocation = mySheet.getCellByPosition(1, pointer).string 
		dateReceived = mySheet.getCellByPosition(2, pointer).value		
   	end if
   	
   	
   	'Deleting the entire row
   	oRow = mySheet.getRows()
   	oRow.removeByIndex(pointer, pointer)   	
    
    'Selecting worksheet 'Inspected'
	mySheet = document.Sheets.getByName("Inspected")		
	document.CurrentController.ActiveSheet = mySheet
	
	pointer = 1
	temp = mySheet.getCellByPosition(0, pointer).value 
	
	    While temp &lt;&gt; batchID and temp &lt;&gt; 0
        pointer = pointer + 1
       	temp = mySheet.getCellByPosition(0, pointer).value
   	Wend
    
 
    	'Saving the recorded data into the respective cells
		mySheet.getCellByPosition(0, pointer).value = batchId
		mySheet.getCellByPosition(1, pointer).string = currentLocation
		If currentLocation = "DIRECT" then
			dateReceived = currentDate
		End If
		mySheet.getCellByPosition(2, pointer).value = dateReceived
		mySheet.getCellByPosition(3, pointer).string = currentDate

    
     'Selecting/Activating worksheet, 'Search' 
	mySheet = document.Sheets.getByName("Search")
	document.CurrentController.ActiveSheet = mySheet
	'Delete value under Batch ID
	mySheet.getCellRangeByName("A2").string = ""
	
'Alert user as operation had been done
    msgbox("Don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Inventory"/>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